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urbanEventObj.getLinkedInquiry().getInvestigationStart(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urbanEventObj.getLinkedInquiry().getInvestigationStart(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urbanEventObj.getLinkedInquiry().getInvestigationStart(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4" style:parent-style-name="UrbanBody">
      <style:paragraph-properties fo:text-align="start" style:justify-single-word="false"/>
      <style:text-properties fo:font-size="12pt" fo:font-weight="bold" style:font-name="Times New Roman1" style:font-size-asian="10.5pt" style:font-weight-asian="bold" style:font-weight-complex="bold"/>
    </style:style>
    <style:style style:family="paragraph" style:name="P5" style:parent-style-name="UrbanBody">
      <style:text-properties fo:font-weight="normal" style:font-weight-asian="normal" style:font-weight-complex="normal"/>
    </style:style>
    <style:style style:family="paragraph" style:name="P6" style:parent-style-name="UrbanBody">
      <style:text-properties fo:font-style="normal" style:font-style-asian="normal" style:font-style-complex="normal"/>
    </style:style>
    <style:style style:family="paragraph" style:name="P7" style:parent-style-name="UrbanTitle2">
      <style:paragraph-properties fo:text-align="end" style:justify-single-word="false"/>
    </style:style>
    <style:style style:family="paragraph" style:name="P8" style:parent-style-name="UrbanBody">
      <style:paragraph-properties fo:break-before="page" fo:text-align="end" style:justify-single-word="false"/>
    </style:style>
    <style:style style:family="paragraph" style:name="P9" style:parent-style-name="UrbanTitle3">
      <style:paragraph-properties fo:text-align="end" style:justify-single-word="false"/>
    </style:style>
    <style:style style:family="paragraph" style:list-style-name="L1" style:name="P10" style:parent-style-name="UrbanBody"/>
    <style:style style:family="paragraph" style:name="P11" style:parent-style-name="UrbanBody">
      <style:text-properties fo:font-weight="bold" style:font-weight-asian="bold" style:font-weight-complex="bold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fo:font-size="12pt" style:font-name="Times New Roman" style:font-size-asian="12pt" style:font-size-complex="12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normal" style:font-weight-asian="normal" style:font-weight-complex="normal"/>
    </style:style>
    <style:style style:family="text" style:name="T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text:list-style style:name="L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label="Case à cocher" form:name="Case à cocher 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label="Case à cocher" form:name="Case à cocher 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input-required="false" form:label="Case à cocher" form:name="Case à cocher 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input-required="false" form:label="Case à cocher" form:name="Case à cocher 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text:style-name="L1" xml:id="list3401904456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 : <text:span text:style-name="T3"><text:text-input text:description="Date début d'enquête">tool.formatDate(urbanEventObj.getLinkedInquiry().getInvestigationStart(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4"><text:s/><draw:control draw:control="control1" draw:style-name="gr1" draw:text-style-name="P14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4"><text:s/><draw:control draw:control="control2" draw:style-name="gr1" draw:text-style-name="P14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4"><text:s/><draw:control draw:control="control3" draw:style-name="gr1" draw:text-style-name="P14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4"><text:s/><draw:control draw:control="control4" draw:style-name="gr1" draw:text-style-name="P14" draw:z-index="5" svg:height="0.498cm" svg:width="0.449cm" svg:y="-0.388cm" text:anchor-type="as-char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7:25.990640138</dc:date>
    <meta:editing-duration>PT7H47M23S</meta:editing-duration>
    <meta:editing-cycles>46</meta:editing-cycles>
    <meta:generator>LibreOffice/6.4.6.2$Linux_X86_64 LibreOffice_project/40$Build-2</meta:generator>
    <meta:document-statistic meta:table-count="1" meta:image-count="0" meta:object-count="0" meta:page-count="2" meta:paragraph-count="39" meta:word-count="171" meta:character-count="1242" meta:non-whitespace-character-count="1121"/>
  </office:meta>
</office:document-meta>
</file>